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C7700000F9C40B63193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25%" fo:background-color="#1c1c1c">
        <style:background-image/>
      </style:paragraph-properties>
    </style:style>
    <style:style style:name="P2" style:family="paragraph" style:parent-style-name="Preformatted_20_Text">
      <style:paragraph-properties fo:text-align="justify" style:justify-single-word="false" fo:background-color="#1c1c1c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Preformatted_20_Text">
      <style:paragraph-properties fo:margin-top="0cm" fo:margin-bottom="0.499cm" fo:line-height="125%" fo:background-color="#1c1c1c">
        <style:background-image/>
      </style:paragraph-properties>
      <style:text-properties fo: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b660a" fo:font-weight="bold"/>
    </style:style>
    <style:style style:name="T3" style:family="text">
      <style:text-properties fo:color="#ffffff"/>
    </style:style>
    <style:style style:name="T4" style:family="text">
      <style:text-properties fo:color="#0086d2"/>
    </style:style>
    <style:style style:name="T5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hanging the admin cookie</text:p>
      <text:p text:style-name="P3"/>
      <text:p text:style-name="P7">EXPLICATION</text:p>
      <text:p text:style-name="P4"/>
      <text:p text:style-name="P4">Comme relevé en énumération (voir ENUMERATION - partie 13), on a remarqué un cookie intéressant transmis à l'application web à chaque requête :</text:p>
      <text:p text:style-name="P4"/>
      <text:p text:style-name="P4"><draw:frame draw:style-name="fr1" draw:name="images11" text:anchor-type="paragraph" svg:width="15.478cm" svg:height="3.995cm" draw:z-index="0"><draw:image xlink:href="Pictures/2000000700003C7700000F9C40B63193.svm" xlink:type="simple" xlink:show="embed" xlink:actuate="onLoad"/></draw:frame></text:p>
      <text:p text:style-name="P4">Le hash qui représente la valeur de ce cookie I_am_admin ressemble fortement à du MD5 (confirmé par <text:span text:style-name="T1">hash-identifier</text:span>).</text:p>
      <text:p text:style-name="P4"/>
      <text:p text:style-name="P4">Pour décrypter ce hash, on dispose de 3 options (les mêmes que pour le crack du hash de /whatever/htpasswd, voir <text:span text:style-name="T1">Crack_Htpasswd_Hash</text:span>) :</text:p>
      <text:p text:style-name="P4"/>
      <text:p text:style-name="P4">&gt; Une <text:span text:style-name="T1">rainbow table</text:span> en ligne (crackstation...).</text:p>
      <text:p text:style-name="P4">&gt; <text:span text:style-name="T1">John The Ripper</text:span> / <text:span text:style-name="T1">Hashcat</text:span>.</text:p>
      <text:p text:style-name="P4">&gt; Notre script de bruteforce personnalisé.</text:p>
      <text:p text:style-name="P4"/>
      <text:p text:style-name="P4">Quelle que soit la méthode employée, cela nous révèle que le hash correspond au MD5 du string "<text:span text:style-name="T1">false</text:span>". De là, on génère le hash MD5 du string "<text:span text:style-name="T1">true</text:span>", et on le remplace dans le cookie après avoir intercepté une requête (par exemple avec Burp).</text:p>
      <text:p text:style-name="P4"/>
      <text:p text:style-name="P4">On récupère un <text:span text:style-name="T1">flag </text:span>sur la page de réponse générée.</text:p>
      <text:p text:style-name="P4"/>
      <text:p text:style-name="P4"/>
      <text:p text:style-name="P4">REMARQUE : on a placé dans les Ressources un petit script qui fait ça automatiquement. Le texte de la réponse nous affiche le flag, sur la toute première ligne.</text:p>
      <text:p text:style-name="P4"/>
      <text:p text:style-name="P2"><text:span text:style-name="T2">import</text:span> <text:span text:style-name="T3">requests</text:span></text:p>
      <text:p text:style-name="P1"><text:span text:style-name="T2">import</text:span> <text:span text:style-name="T3">hashlib</text:span></text:p>
      <text:p text:style-name="P1"/>
      <text:p text:style-name="P1"><text:span text:style-name="T3">admin_cookie</text:span> <text:span text:style-name="T3">=</text:span> <text:span text:style-name="T3">hashlib.md5(</text:span><text:span text:style-name="T4">"true"</text:span><text:span text:style-name="T3">.encode()).hexdigest()</text:span></text:p>
      <text:p text:style-name="P1"><text:span text:style-name="T3">cookies</text:span> <text:span text:style-name="T3">=</text:span> <text:span text:style-name="T3">{</text:span><text:span text:style-name="T4">'I_am_admin'</text:span><text:span text:style-name="T3">:</text:span> <text:span text:style-name="T3">admin_cookie}</text:span></text:p>
      <text:p text:style-name="P1"><text:span text:style-name="T3">r</text:span> <text:span text:style-name="T3">=</text:span> <text:span text:style-name="T3">requests.get(</text:span><text:span text:style-name="T4">'http://192.168.1.37/index.php'</text:span><text:span text:style-name="T3">,</text:span> <text:span text:style-name="T3">cookies=cookies)</text:span></text:p>
      <text:p text:style-name="P8">print(r.text)</text:p>
      <text:p text:style-name="Standard"/>
      <text:p text:style-name="P5">RESSOURCES</text:p>
      <text:p text:style-name="P5"><text:span text:style-name="T5"/></text:p>
      <text:p text:style-name="P5"><text:span text:style-name="T5">Un fichier avec le hash MD5 originel du cookie (MD5 de "false") ; un script permettant d'envoyer la requête avec le hash MD5 modifié et d'afficher la page avec le flag ; le script md5decrypt.py.</text:span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oft-page-break/>MITIGATION</text:p>
      <text:p text:style-name="P5"><text:span text:style-name="T5"/></text:p>
      <text:p text:style-name="P5"><text:span text:style-name="T5">&gt; Utiliser des tokens sécurisés pour gérer les droits utilisateurs, comme des JWT.</text:span></text:p>
      <text:p text:style-name="P5"><text:span text:style-name="T5">&gt; Utiliser des encryptions plus robustes que du MD5 pour les valeurs à protég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0M15S</meta:editing-duration>
    <meta:editing-cycles>7</meta:editing-cycles>
    <meta:generator>OpenOffice/4.1.5$Win32 OpenOffice.org_project/415m1$Build-9789</meta:generator>
    <dc:date>2021-11-03T12:52:15.64</dc:date>
    <meta:document-statistic meta:table-count="0" meta:image-count="1" meta:object-count="0" meta:page-count="2" meta:paragraph-count="22" meta:word-count="250" meta:character-count="1578"/>
    <meta:user-defined meta:name="Info 1"/>
    <meta:user-defined meta:name="Info 2"/>
    <meta:user-defined meta:name="Info 3"/>
    <meta:user-defined meta:name="Info 4"/>
  </office:meta>
</office:document-meta>
</file>